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officeooo:rsid="0002e6e7" officeooo:paragraph-rsid="0002e6e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2">$name</text:span>! Today is <text:span text:style-name="T1">$date</text:span><draw:frame draw:style-name="fr1" draw:name="$image" text:anchor-type="char" svg:x="13.026cm" svg:y="-0.06cm" svg:width="2.254cm" svg:height="1.353cm" draw:z-index="0"><draw:image xlink:href="Pictures/10000001000001F40000012C2AEE1757DB6C1D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08-18T18:55:41.371000000</dc:date>
    <meta:editing-duration>PT9M16S</meta:editing-duration>
    <meta:editing-cycles>4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1" meta:word-count="5" meta:character-count="27" meta:non-whitespace-character-count="23"/>
  </office:meta>
</office:document-meta>
</file>